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20.04pt"/>
    </style:style>
    <style:style style:name="co7" style:family="table-column">
      <style:table-column-properties fo:break-before="auto" style:column-width="163.64pt"/>
    </style:style>
    <style:style style:name="co8" style:family="table-column">
      <style:table-column-properties fo:break-before="auto" style:column-width="42.46pt"/>
    </style:style>
    <style:style style:name="co9" style:family="table-column">
      <style:table-column-properties fo:break-before="auto" style:column-width="37.81pt"/>
    </style:style>
    <style:style style:name="co10" style:family="table-column">
      <style:table-column-properties fo:break-before="auto" style:column-width="41.64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44.76pt"/>
    </style:style>
    <style:style style:name="co13" style:family="table-column">
      <style:table-column-properties fo:break-before="auto" style:column-width="2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Buch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Vers</text:p>
          </table:table-cell>
          <table:table-cell table:number-columns-repeated="4"/>
          <table:table-cell office:value-type="string" calcext:value-type="string">
            <text:p>Ps 78</text:p>
          </table:table-cell>
          <table:table-cell office:value-type="string" calcext:value-type="string">
            <text:p>Ps 95</text:p>
          </table:table-cell>
          <table:table-cell office:value-type="string" calcext:value-type="string">
            <text:p>Ps 105</text:p>
          </table:table-cell>
          <table:table-cell office:value-type="string" calcext:value-type="string">
            <text:p>Ps 106</text:p>
          </table:table-cell>
          <table:table-cell office:value-type="string" calcext:value-type="string">
            <text:p>Ps. 135</text:p>
          </table:table-cell>
          <table:table-cell office:value-type="string" calcext:value-type="string">
            <text:p>Ps. 136</text:p>
          </table:table-cell>
          <table:table-cell/>
          <table:table-cell office:value-type="string" calcext:value-type="string">
            <text:p>Neh 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Himmel und Erde gemacht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braham erwählt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Volk ist fruchtbar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Gott hat Elend des Volkes gehehen und ihr Geschrei am Schilfmehr gehört.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se und Aaron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Wunder in den Gefilden Zoans / Zeichen – am Pharao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erichte in Israel / ganze Erde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tröme zu Blut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undsfliegen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techmücken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rösch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euschrecke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agel / Feuer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32-3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insternis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 Mo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err zieht in Wolkensäule vor dem Volk he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2. Mo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iderspenstig am Schilfmeer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chlagen Erstgeburt in Aegypte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srael (mit Silber und Gold) herausführen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inen Namen gemacht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chilfmeer teilen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harao und Heer ins Schilfmeer gestürtzt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laubten Worten, sangen Lob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urch Wüste geführt (auch mit Wolke und Feuer)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12" calcext:value-type="float">
            <office:annotation office:display="true" draw:style-name="gr1" draw:text-style-name="P2" svg:width="82.18pt" svg:height="51pt" svg:x="882.6pt" svg:y="277.46pt" draw:caption-point-x="-17.29pt" draw:caption-point-y="42.8pt">
              <dc:date>2019-01-02T00:00:00</dc:date>
              <text:p text:style-name="P1"><text:span text:style-name="T1">In Wolken- und Feuersäule</text:span></text:p>
            </office:annotation>
            <text:p>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eise allem Fleisch gegeben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rot vom Himmel für Hunger</text:p>
          </table:table-cell>
          <table:table-cell table:number-columns-repeated="8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asser aus Felsen für Durst</text:p>
          </table:table-cell>
          <table:table-cell table:number-columns-repeated="8"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2. Mo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na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. Mo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Wachteln (Vgl 4. Mo 11:31)</text:p>
          </table:table-cell>
          <table:table-cell table:number-columns-repeated="2"/>
          <table:table-cell office:value-type="string" calcext:value-type="string">
            <text:p>26-27?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paltete Fels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erabgestiegen am Berg Sinai – Gesetz gegeben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3. Mo 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alb am Horeb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 Mo 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üstern in der Wüste</text:p>
          </table:table-cell>
          <table:table-cell table:number-columns-repeated="2"/>
          <table:table-cell office:value-type="string" calcext:value-type="string">
            <text:p>18-20?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 Mo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asser von Meriba (Vgl 4. Mo 20:1-13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ott gab Geist zur Unterweisung</text:p>
          </table:table-cell>
          <table:table-cell table:number-columns-repeated="9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2. Mo 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gossenes kalb</text:p>
          </table:table-cell>
          <table:table-cell table:number-columns-repeated="9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2. Mo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Nicht vertilgt, Mose stand im Ris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 Mo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erschmähten köstliches Land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chwur, zerstreuen in Länder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 Mo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athan und Rotte Abirams verschlungen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 M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al-Peor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 Mo 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inehas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rosse Könige geschlagen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ihon, König der Amoriter, von Hesbon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g, König von Basan, zu Astaroth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nd als Erbteil gegeben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 Mo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leider nicht nicht verfallen, Schuh nicht abgenutzt</text:p>
          </table:table-cell>
          <table:table-cell table:number-columns-repeated="9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 Land gebracht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ölker nicht vertilgt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Vermischten sich mit Nationen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30?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ender in ihren Besitz gegeben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 style:data-style-name="N2" text:time-value="13:11:35.293468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1:46:37.047249357</meta:creation-date>
    <meta:generator>LibreOffice/6.1.6.3$Linux_X86_64 LibreOffice_project/10$Build-3</meta:generator>
    <dc:date>2019-09-21T13:37:08.831453620</dc:date>
    <meta:editing-duration>PT1H40M29S</meta:editing-duration>
    <meta:editing-cycles>17</meta:editing-cycles>
    <meta:document-statistic meta:table-count="1" meta:cell-count="181" meta:object-count="0"/>
  </office:meta>
</office:document-meta>
</file>